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160000021200000213C8270908797F632F.svm" manifest:media-type="image/x-svm"/>
  <manifest:file-entry manifest:full-path="Pictures/100000010000001500000015D2C169D08D9A00FB.png" manifest:media-type="image/png"/>
  <manifest:file-entry manifest:full-path="Pictures/100000010000001500000015729C899C66BD776E.png" manifest:media-type="image/png"/>
  <manifest:file-entry manifest:full-path="Pictures/2000000E00000209000002091FFDE8302F0A70DD.svm" manifest:media-type="image/x-svm"/>
  <manifest:file-entry manifest:full-path="Pictures/200000160000021A0000021AA3181F381046188C.svm" manifest:media-type="image/x-svm"/>
  <manifest:file-entry manifest:full-path="Pictures/10000001000000150000001532E32C545F8D10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gr3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59cm" fo:min-width="0.309cm" fo:wrap-option="wrap"/>
    </style:style>
    <style:style style:name="gr35" style:family="graphic" style:parent-style-name="standard">
      <style:graphic-properties draw:fill="hatch" draw:fill-color="#66cc00" draw:fill-hatch-name="Black_20_45_20_Degrees" draw:fill-hatch-solid="true" draw:textarea-horizontal-align="justify" draw:textarea-vertical-align="middle" draw:auto-grow-height="false" fo:min-height="0.559cm" fo:min-width="0.309cm" fo:wrap-option="wrap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hatch" draw:fill-hatch-name="Red_20_90_20_Degrees_20_Crossed_20_1" draw:fill-hatch-solid="false"/>
      <style:paragraph-properties fo:text-align="center"/>
    </style:style>
    <style:style style:name="P8" style:family="paragraph">
      <loext:graphic-properties draw:fill="hatch" draw:fill-color="#66cc00" draw:fill-hatch-name="Black_20_45_20_Degrees" draw:fill-hatch-solid="true"/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500000015D2C169D08D9A00FB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frame draw:style-name="gr32" draw:text-style-name="P6" draw:layer="layout" svg:width="5.112cm" svg:height="0.806cm" svg:x="35.939cm" svg:y="1.508cm">
          <draw:text-box>
            <text:p><text:span text:style-name="T3">Partly complete</text:span></text:p>
          </draw:text-box>
        </draw:frame>
        <draw:frame draw:style-name="gr30" draw:text-style-name="P3" draw:layer="layout" svg:width="1.139cm" svg:height="1.139cm" draw:transform="rotate (-0.176627320301826) translate (28.073cm 2.727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500000015729C899C66BD776E.png" xlink:type="simple" xlink:show="embed" xlink:actuate="onLoad" draw:mime-type="image/png"/>
        </draw:frame>
        <draw:frame draw:style-name="gr32" draw:text-style-name="P6" draw:layer="layout" svg:width="5.112cm" svg:height="0.806cm" svg:x="29.162cm" svg:y="2.988cm">
          <draw:text-box>
            <text:p><text:span text:style-name="T3">In progress/assigned</text:span></text:p>
          </draw:text-box>
        </draw:frame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50000001532E32C545F8D108E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50.882cm" svg:y="21.545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33.131cm" svg:y="20.65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30.435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0.492cm" svg:y="22.6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27.797cm" svg:y="29.44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51.009cm" svg:y="28.5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custom-shape draw:style-name="gr34" draw:text-style-name="P7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172cm" svg:height="1.172cm" svg:x="66.884cm" svg:y="29.03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42.881cm" svg:y="20.939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0.017cm" svg:y="14.43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8.653cm" svg:y="14.30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28.686cm" svg:y="19.16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10" draw:text-style-name="P2" xml:id="id30" draw:id="id30" draw:layer="layout" svg:width="8.334cm" svg:height="1.143cm" svg:x="38.973cm" svg:y="23.733cm">
          <draw:text-box>
            <text:p>Redo Cik and refresh readimgs</text:p>
            <text:p text:style-name="P9"><text:a xlink:href="https://github.com/OpenEnergyDashboard/DevDocs/blob/main/resourceGeneralization/resourceGeneralization.md#meter-graphic-values" xlink:type="simple">meter-graphic-values</text:a><text:a xlink:href="https://github.com/OpenEnergyDashboard/DevDocs/blob/main/resourceGeneralization/resourceGeneralization.md#when-update-pik-refresh-readings" xlink:type="simple">meter-graphic-values</text:a></text:p>
          </draw:text-box>
        </draw:frame>
        <draw:connector draw:style-name="gr3" draw:text-style-name="P3" draw:layer="layout" svg:x1="46.132cm" svg:y1="22.535cm" svg:x2="43.14cm" svg:y2="23.733cm" draw:start-shape="id28" draw:start-glue-point="2" draw:end-shape="id30" svg:d="M46132 22535v612h-2992v586" svg:viewBox="0 0 2993 1199">
          <text:p/>
        </draw:connector>
        <draw:connector draw:style-name="gr3" draw:text-style-name="P3" draw:layer="layout" svg:x1="43.14cm" svg:y1="24.876cm" svg:x2="33.285cm" svg:y2="25.333cm" draw:start-shape="id30" draw:start-glue-point="2" draw:end-shape="id21" draw:end-glue-point="0" svg:d="M43140 24876v526h-5868v-595h-3987v526" svg:viewBox="0 0 9856 596">
          <text:p/>
        </draw:connector>
        <draw:frame draw:style-name="gr30" draw:text-style-name="P3" draw:layer="layout" svg:width="1.172cm" svg:height="1.172cm" svg:x="37.322cm" svg:y="19.13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42.881cm" svg:y="19.2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38.436cm" svg:y="23.7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36.922cm" svg:y="20.73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7.735cm" svg:y="29.03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62.341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66.241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57.613cm" svg:y="29.92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hatch draw:name="Red_20_90_20_Degrees_20_Crossed_20_1" draw:display-name="Red 90 Degrees Crossed 1" draw:style="single" draw:color="#66cc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2-01-16T11:04:23.050346626</meta:creation-date>
    <dc:date>2023-05-23T20:15:54.535000000</dc:date>
    <dc:creator>Steven Huss-Lederman</dc:creator>
    <meta:editing-duration>PT4H38M57S</meta:editing-duration>
    <meta:editing-cycles>46</meta:editing-cycles>
    <meta:generator>LibreOffice/7.4.6.2$Windows_X86_64 LibreOffice_project/5b1f5509c2decdade7fda905e3e1429a67acd63d</meta:generator>
    <meta:document-statistic meta:object-count="130"/>
  </office:meta>
</office:document-meta>
</file>